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063" officeooo:paragraph-rsid="00010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iostream&gt;</text:p>
      <text:p text:style-name="P1">using namesapce std;</text:p>
      <text:p text:style-name="P1"/>
      <text:p text:style-name="P1">int main(){</text:p>
      <text:p text:style-name="P1">int a=3,b=4;</text:p>
      <text:p text:style-name="P1">sum=a+b;</text:p>
      <text:p text:style-name="P1">return 0;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3:05.830971734</meta:creation-date>
    <dc:date>2023-08-28T10:45:03.229644135</dc:date>
    <meta:editing-duration>PT2M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2" meta:character-count="79" meta:non-whitespace-character-count="74"/>
  </office:meta>
</office:document-meta>
</file>